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373" officeooo:paragraph-rsid="000b8373"/>
    </style:style>
    <style:style style:name="P2" style:family="paragraph" style:parent-style-name="Standard">
      <style:text-properties officeooo:rsid="000cbc65" officeooo:paragraph-rsid="000cb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e 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20:32:26.968000000</meta:creation-date>
    <dc:date>2024-02-07T20:50:33.539000000</dc:date>
    <meta:editing-duration>PT14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